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e1e5" officeooo:paragraph-rsid="0012e1e5"/>
    </style:style>
    <style:style style:name="P2" style:family="paragraph" style:parent-style-name="Standard">
      <style:text-properties officeooo:rsid="0013b5df" officeooo:paragraph-rsid="0013b5d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5cf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es: Blaster, Sociopath</text:p>
      <text:p text:style-name="P1"/>
      <text:p text:style-name="P2">Abbrevs.</text:p>
      <text:p text:style-name="P2"/>
      <text:p text:style-name="P2">B, So, E, Sub, T</text:p>
      <text:p text:style-name="P1"/>
      <text:p text:style-name="P1"/>
      <text:p text:style-name="P1">Second level 1, 2 sorcery points, <text:span text:style-name="T3">charm person/shield</text:span></text:p>
      <text:p text:style-name="P1"/>
      <text:p text:style-name="P1">Third level: 2 meta magic options, 2<text:span text:style-name="T1">nd</text:span> level spells (2 slo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e Hellwig</meta:initial-creator>
    <meta:creation-date>2017-07-22T15:59:34.960322000</meta:creation-date>
    <meta:generator>LibreOffice/5.1.1.3$MacOSX_X86_64 LibreOffice_project/89f508ef3ecebd2cfb8e1def0f0ba9a803b88a6d</meta:generator>
    <dc:date>2017-07-22T17:15:33.310233000</dc:date>
    <dc:creator>Elise Hellwig</dc:creator>
    <meta:editing-duration>PT45M25S</meta:editing-duration>
    <meta:editing-cycles>2</meta:editing-cycles>
    <meta:document-statistic meta:table-count="0" meta:image-count="0" meta:object-count="0" meta:page-count="1" meta:paragraph-count="5" meta:word-count="28" meta:character-count="163" meta:non-whitespace-character-count="140"/>
  </office:meta>
</office:document-meta>
</file>